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imSun" svg:font-family="SimSun"/>
    <style:font-face style:name="Tahoma" svg:font-family="Tahoma"/>
    <style:font-face style:name="Tahoma1" svg:font-family="Tahoma" style:font-pitch="variable"/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fo:color="#009900"/>
    </style:style>
    <style:style style:name="T4" style:family="text">
      <style:text-properties style:font-name="Tahoma"/>
    </style:style>
    <style:style style:name="T5" style:family="text">
      <style:text-properties fo:color="#9933ff"/>
    </style:style>
    <style:style style:name="T6" style:family="text">
      <style:text-properties fo:color="#9933ff" style:font-name="Tahoma"/>
    </style:style>
    <style:style style:name="T7" style:family="text">
      <style:text-properties fo:color="#ff0000"/>
    </style:style>
    <style:style style:name="T8" style:family="text">
      <style:text-properties fo:color="#003366"/>
    </style:style>
    <style:style style:name="T9" style:family="text">
      <style:text-properties fo:color="#003366" style:font-name="Tahoma"/>
    </style:style>
    <style:style style:name="T10" style:family="text">
      <style:text-properties fo:color="#003366" style:font-name-asian="Tahoma"/>
    </style:style>
    <style:style style:name="T11" style:family="text">
      <style:text-properties style:font-name-asian="Tahom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line-break/><text:bookmark text:name="1._支持中文显示,背景图片"/><text:span text:style-name="T1">1. </text:span><text:span text:style-name="T2">支持中文显示</text:span><text:span text:style-name="T1">,</text:span><text:span text:style-name="T2">背景图片</text:span>;</text:p>
      <text:p text:style-name="Text_20_body"><text:s/>1).<text:span text:style-name="T3">中文的显示, 请使用</text:span>:</text:p>
      <text:p text:style-name="Text_20_body"><text:s/><text:span text:style-name="T4">fontfile FILE</text:span></text:p>
      <text:p text:style-name="Text_20_body"><text:s/>实例: <text:span text:style-name="T6">fontfile (hd0,0)/boot/grub/fonts</text:span></text:p>
      <text:p text:style-name="Text_20_body"><text:s/>2). <text:span text:style-name="T3">背景图的使用</text:span>:</text:p>
      <text:p text:style-name="Text_20_body"><text:s text:c="2"/><text:span text:style-name="T4">splashimage FILE</text:span></text:p>
      <text:p text:style-name="Text_20_body"><text:tab/> 实例: <text:s/><text:span text:style-name="T6">splashimage <text:s/>(hd0,0)/boot/grub/bj2008.xpm.gz</text:span></text:p>
      <text:p text:style-name="Text_20_body"><text:span text:style-name="T5"><text:s/></text:span>3).<text:span text:style-name="T5"> <text:s/></text:span><text:span text:style-name="T3">图形菜单( gfxmenu ) 的使用</text:span><text:span text:style-name="T6">:</text:span></text:p>
      <text:p text:style-name="Text_20_body"><text:span text:style-name="T5"><text:tab/> </text:span><text:span text:style-name="T4">gfxmenu FILE</text:span></text:p>
      <text:p text:style-name="Text_20_body"><text:tab/> 实例:<text:tab/> <text:span text:style-name="T6">gfxmenu (hd0,0)/boot/grub/grub_chs.msg</text:span></text:p>
      <text:p text:style-name="Text_20_body"><text:tab/> [<text:span text:style-name="T7">注</text:span>] <text:span text:style-name="T4">fontfile</text:span> 的文件必须是 16 点阵字库;<text:line-break/><text:line-break/> <text:s text:c="5"/><text:span text:style-name="T4">splashimage</text:span> 的文件必须是 640x480 14 色的 XPM 格式, 支持zip压缩;<text:line-break/><text:line-break/> <text:s text:c="4"/><text:span text:style-name="T4">gfxmenu</text:span> 的文件当前只能使用 Linux 下的 <text:span text:style-name="T4">mkbootmsg</text:span> 工具生成, 此功能先见于 <text:span text:style-name="T4">SuSe Linux 7.2</text:span>.</text:p>
      <text:p text:style-name="Text_20_body">　<text:line-break/><text:bookmark text:name="2._支持软盘虚拟功能"/><text:span text:style-name="T1">2. </text:span><text:span text:style-name="T2">支持软盘虚拟功能</text:span><text:span text:style-name="T1">,</text:span><text:span text:style-name="T2">可以用以引导系统</text:span>;</text:p>
      <text:p text:style-name="Text_20_body"><text:s/>1). <text:span text:style-name="T3">使用 MEMDISK</text:span></text:p>
      <text:p text:style-name="Text_20_body"><text:span text:style-name="T5"><text:s text:c="3"/></text:span><text:span text:style-name="T6">kernel (hd0,0)/boot/grub/memdisk.gz<text:line-break/> <text:s text:c="4"/>initrd (hd0,0)/boot/grub/win99.zip</text:span><text:line-break/> <text:s/><text:span text:style-name="T5"><text:s/></text:span><text:span text:style-name="T6">boot<text:tab/> <text:s/></text:span><text:s/>(此项仅在命令行中使用,在菜单文件里无需指定)</text:p>
      <text:p text:style-name="Text_20_body"><text:s/>2). <text:span text:style-name="T3">使用内建的 MAP</text:span></text:p>
      <text:p text:style-name="Text_20_body"><text:span text:style-name="T5"><text:s text:c="2"/></text:span><text:span text:style-name="T6">map (hd0,0)/boot/grub/win99.img (fd0)<text:line-break/> <text:s text:c="2"/>map --hook<text:line-break/> <text:s text:c="2"/>chainloader (fd0)+1 <text:line-break/> <text:s text:c="2"/>rootnoverify (fd0)</text:span><text:line-break/>      <text:span text:style-name="T6">boot  </text:span>                              (同上)</text:p>
      <text:p text:style-name="Text_20_body">   [<text:span text:style-name="T7">注</text:span>] + 使用 memdisk 有很多好处. 首先它不需要磁盘镜像文件的连续存放,支持网络上,光盘上的磁盘镜像文件, 而且此文件可以使用 zip 压缩格式. 如果磁盘文件的原始大小不是 1.44/2.88MB, 那么,使用起来,就有一些技巧了:</text:p>
      <text:p text:style-name="Text_20_body">     1). 默认情况下, 将被视为硬盘的镜像文件(与使用 <text:span text:style-name="T4">harddisk</text:span> 效果相同, 故通常不用指定此参数);</text:p>
      <text:p text:style-name="Text_20_body">     2). 如果是软盘镜像文件,请使用 floppy 参数, 比如:</text:p>
      <text:p text:style-name="Text_20_body"><text:span text:style-name="T5">      </text:span><text:span text:style-name="T6">kernel (hd0,0)/boot/grub/memdisk.gz c=274 h=2 s=18 floppy<text:line-break/>      initrd (hd0,0)/boot/acronis/pe.zip<text:line-break/></text:span>      <text:span text:style-name="T6">boot  </text:span>                              (同上)<text:span text:style-name="T6"><text:line-break/></text:span><text:soft-page-break/><text:span text:style-name="T6">        </text:span><text:span text:style-name="T8"> </text:span><text:span text:style-name="T9">=&gt; </text:span><text:span text:style-name="T10">提示：可以使用新版的 </text:span><text:span text:style-name="T9">Winimage </text:span><text:span text:style-name="T10">获取上述的 </text:span><text:span text:style-name="T9">C/H/S </text:span><text:span text:style-name="T10">参数</text:span><text:span text:style-name="T9">, </text:span><text:span text:style-name="T10">参见</text:span><text:span text:style-name="T9">:</text:span><text:span text:style-name="T6"> </text:span><text:span text:style-name="T6"><draw:a xlink:type="simple" xlink:href="http://sysoft.zdwx.com/grub/images/winimage.png"><draw:frame draw:style-name="fr1" draw:name="graphics1" text:anchor-type="as-char" svg:width="6.1327in" svg:height="2.5528in" draw:z-index="0"><draw:image xlink:href="http://sysoft.zdwx.com/grub/images/winimage_small.png" xlink:type="simple" xlink:show="embed" xlink:actuate="onLoad"/></draw:frame></draw:a></text:span></text:p>
      <text:p text:style-name="Text_20_body"><text:s/>+ 用 MAP 命令是,磁盘镜像文件必须连续存放,大小上无限制.但是不支持网络/光盘上的文件,且不支持 zip 压缩了的文件.<text:line-break/> </text:p>
      <text:p text:style-name="Text_20_body"><text:line-break/><text:bookmark text:name="3._支持硬盘虚拟,磁盘的映射"/><text:span text:style-name="T1">3. </text:span><text:span text:style-name="T2">支持硬盘虚拟</text:span><text:span text:style-name="T1">,</text:span><text:span text:style-name="T2">磁盘的映射</text:span><text:span text:style-name="T1">(</text:span><text:span text:style-name="T2">当然</text:span><text:span text:style-name="T1">,</text:span><text:span text:style-name="T2">还能激活</text:span><text:span text:style-name="T1">/</text:span><text:span text:style-name="T2">隐藏</text:span><text:span text:style-name="T1">/</text:span><text:span text:style-name="T2">创建分区</text:span><text:span text:style-name="T1">)</text:span>;</text:p>
      <text:p text:style-name="Text_20_body">    就硬盘虚拟功能而言, 在上一个段落里,我们已提及到了, 在应用上, 我们可以构造一个虚拟的磁盘环境来, 但是, 这个磁盘的访问是通过对 INT 13 的挂接来进行的, 这也就是为什么, 我们可以虚拟一个安装有 DOS/Win9X 的硬盘, 而对 Windows NT/2K/XP 就无能为力了, 即便是他们的恢复控制台(cmdcons). <text:line-break/><text:line-break/>    [ 如果你想体验这种功能, 你可以到 <text:a xlink:type="simple" xlink:href="ftp://159.226.20.15/incoming/Grub%20相关/win98_for_grub/"><text:span text:style-name="T4">Win98_for_grub</text:span></text:a> 下获取 Win98SE_CHS 的两个镜像文件, 他们都带有图形界面. ]<text:line-break/><text:line-break/>    [ 此外, 如果你试图使 WinNT 等系统能运行于虚拟的磁盘镜像文件, 请参考 Windows XP Embedded 的相关信息, 通过使用 Ramdisk 驱动, 可以做到的. 你可以到 <text:a xlink:type="simple" xlink:href="ftp://159.226.20.15/incoming/操作系统/RamDisk_WinXPe/"><text:span text:style-name="T4">RamDisk_WinXPe</text:span></text:a> 获取一个针对 WMWare 的硬件环境的 WinXP Embedded 版本.]</text:p>
      <text:p text:style-name="Text_20_body">    而“<text:bookmark text:name="3._支持硬盘虚拟,磁盘的映射0"/><text:span text:style-name="T2">磁盘的映射</text:span>”, 通常不用, 故而也就不再此处讨论了.<text:line-break/>　</text:p>
      <text:p text:style-name="Text_20_body"><text:line-break/><text:bookmark text:name="4._支持网络启动"/><text:span text:style-name="T1">4. </text:span><text:span text:style-name="T2">支持网络启动</text:span><text:span text:style-name="T1">(</text:span><text:span text:style-name="T2">包括网络虚拟软盘</text:span><text:span text:style-name="T1">)</text:span>;</text:p>
      <text:p text:style-name="Text_20_body"><text:span text:style-name="T5">      </text:span><text:span text:style-name="T6">ifconfig --address=192.168.0.122        </text:span>(本机使用的 IP 地址)<text:span text:style-name="T6"><text:line-break/>      ifconfig --mask=255.255.255.0           </text:span>(子网掩码)<text:span text:style-name="T6"><text:line-break/>      ifconfig --gateway=192.168.0.254      </text:span>(网关的 IP 地址)<text:span text:style-name="T6"><text:line-break/>      ifconfig --server=192.168.0.1             </text:span>(tftp 服务器的 IP 地址)<text:span text:style-name="T6"><text:line-break/>      kernel (nd)/memdisk.gz<text:line-break/>      initrd (nd)/win99.gz                          </text:span>(可以使用 zip 压缩的文件)<text:line-break/>      <text:span text:style-name="T6">boot  </text:span>                              (同上)<text:line-break/>　</text:p>
      <text:p text:style-name="Text_20_body"><text:line-break/><text:bookmark text:name="5._支持光驱启动"/><text:span text:style-name="T1">5. </text:span><text:span text:style-name="T2">支持光驱启动</text:span><text:span text:style-name="T1">(</text:span><text:span text:style-name="T2">拥有一个独立与</text:span><text:span text:style-name="T1">BIOS</text:span><text:span text:style-name="T2">的</text:span><text:span text:style-name="T1">ATAPI</text:span><text:span text:style-name="T2">设备的驱动程序</text:span><text:span text:style-name="T1">)</text:span>;<text:line-break/><text:line-break/>    1).<text:span text:style-name="T3"> 如何让GRUB识别光驱</text:span></text:p>
      <text:p text:style-name="Text_20_body">    <text:span text:style-name="T6">scdrom --install</text:span></text:p>
      <text:p text:style-name="Text_20_body">    安装成功后, 你可以将 root 设备指定到光盘上(root cd), 访问光盘上的内容(比如指定 <text:soft-page-break/>memdisk:    kernel  (cd)/memdisk, 等等)</text:p>
      <text:p text:style-name="Text_20_body">    2).<text:span text:style-name="T3"> 如何跳转到光驱启动</text:span></text:p>
      <text:p text:style-name="Text_20_body">    <text:span text:style-name="T6">scdrom --bootcd</text:span></text:p>
      <text:p text:style-name="Text_20_body">    这是"一去不复返"式的跳转, 如果成功的话. 如果失败,将返回 GRUB.</text:p>
      <text:p text:style-name="Text_20_body">　</text:p>
      <text:p text:style-name="Text_20_body"><text:line-break/><text:bookmark text:name="6._跨平台的支持"/><text:span text:style-name="T1">6. </text:span><text:span text:style-name="T2">跨平台的支持</text:span>;</text:p>
      <text:p text:style-name="Text_20_body">    1).<text:span text:style-name="T3"> 在纯 DOS 下运行GRUB</text:span></text:p>
      <text:p text:style-name="Text_20_body">    使用配套的 GRUB.exe 程序.</text:p>
      <text:p text:style-name="Text_20_body">    2).<text:span text:style-name="T3"> 从光盘上直接启动GRUB(必须是非模拟方式的)</text:span></text:p>
      <text:p text:style-name="Text_20_body">    使用配套的 stage2_eltorito 文件作为启动文件.</text:p>
      <text:p text:style-name="Text_20_body">    3). <text:span text:style-name="T3">在 Linux 上运行 GRUB</text:span></text:p>
      <text:p text:style-name="Text_20_body">    使用配套的 grub 程序(elf 格式)即可. 可能需要修改运行权限(chmod a+x grub).</text:p>
      <text:p text:style-name="Text_20_body">    4). <text:span text:style-name="T3">无盘启动 GRUB</text:span></text:p>
      <text:p text:style-name="Text_20_body">    使用配套的 nbgrub/pxegrub 即可.</text:p>
      <text:p text:style-name="Text_20_body"/>
      <text:p text:style-name="P1">7. <text:bookmark text:name="7.对多引导文件的支持"/><text:span text:style-name="T2">对多引导文件的支持</text:span></text:p>
      <text:p text:style-name="Text_20_body">    我们假设文件所用到的文件位于 <text:span text:style-name="T3">C:\ (hd0,0) </text:span><text:line-break/><text:line-break/>    1). <text:span text:style-name="T3">硬盘扇区文件</text:span> <text:line-break/><text:line-break/><text:span text:style-name="T5">       </text:span><text:span text:style-name="T6">root (hd0,0)                        </text:span><text:span text:style-name="T4">(</text:span><text:span text:style-name="T11">对使用硬盘的时候</text:span><text:span text:style-name="T4">,</text:span><text:span text:style-name="T11">一定要使用 </text:span><text:span text:style-name="T4">hd, </text:span><text:span text:style-name="T11">这样才会传递引导盘符为 </text:span><text:span text:style-name="T4">80H)</text:span><text:span text:style-name="T6"><text:line-break/>       root                                    </text:span><text:span text:style-name="T4">(</text:span><text:span text:style-name="T11">显示说明磁盘为 </text:span><text:span text:style-name="T4">80H) </text:span><text:span text:style-name="T6"><text:line-break/>       run /peloader.bin                  </text:span><text:span text:style-name="T4">(</text:span><text:span text:style-name="T11">运行之</text:span><text:span text:style-name="T4">) </text:span><text:line-break/><text:line-break/><text:line-break/>    2). <text:span text:style-name="T3">光盘非模拟方式的引导文件</text:span> <text:line-break/><text:line-break/><text:line-break/><text:span text:style-name="T5">      </text:span><text:span text:style-name="T6">scdrom --install                       </text:span><text:span text:style-name="T4">(</text:span><text:span text:style-name="T11">初始化</text:span><text:span text:style-name="T4">,</text:span><text:span text:style-name="T11">安装光盘驱动</text:span><text:span text:style-name="T4">)</text:span><text:span text:style-name="T6"><text:line-break/>      root (cd)                              </text:span><text:span text:style-name="T4">(</text:span><text:span text:style-name="T11">指定引导盘符的操作</text:span><text:span text:style-name="T4">) </text:span><text:span text:style-name="T6"><text:line-break/>      root                                     </text:span><text:span text:style-name="T4">(</text:span><text:span text:style-name="T11">显示说明磁盘为 </text:span><text:span text:style-name="T4">80H) </text:span><text:span text:style-name="T6"><text:line-break/>      run (hd0,0)/emurtosk.bin       </text:span> <text:span text:style-name="T4">(</text:span><text:span text:style-name="T11">运行之</text:span><text:span text:style-name="T4">) </text:span><text:span text:style-name="T1"><text:line-break/><text:line-break/><text:line-break/> *</text:span><text:span text:style-name="T7"> 注:   所指定的文件要小于 32768 字节.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imSun" svg:font-family="SimSun"/>
    <style:font-face style:name="Tahoma" svg:font-family="Tahoma"/>
    <style:font-face style:name="Tahoma1" svg:font-family="Tahoma" style:font-pitch="variable"/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 PL ZenKai Uni" fo:font-size="12pt" fo:language="en" fo:country="US" style:font-name-asian="SimSun" style:font-size-asian="12pt" style:language-asian="zh" style:country-asian="CN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 PL ShanHeiSun Uni" fo:font-size="14pt" style:font-name-asian="SimSun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asian="SimSun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SimSun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 liguo</meta:initial-creator>
    <meta:creation-date>2006-09-16T18:17:40</meta:creation-date>
    <dc:creator>sunliguo</dc:creator>
    <dc:date>2008-01-04T21:19:26</dc:date>
    <meta:editing-cycles>6</meta:editing-cycles>
    <meta:editing-duration>PT6M5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44" meta:word-count="735" meta:character-count="3114"/>
  </office:meta>
</office:document-meta>
</file>